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Heading_20_1">
      <style:paragraph-properties fo:margin-left="0cm" fo:margin-right="0cm" fo:text-indent="0cm" style:auto-text-indent="false"/>
      <style:text-properties officeooo:rsid="00023365" officeooo:paragraph-rsid="00023365"/>
    </style:style>
    <style:style style:name="P4" style:family="paragraph" style:parent-style-name="Standard">
      <style:text-properties officeooo:rsid="00023365" officeooo:paragraph-rsid="00023365" fo:background-color="#ffff00"/>
    </style:style>
    <style:style style:name="P5" style:family="paragraph" style:parent-style-name="Standard">
      <style:text-properties officeooo:rsid="00032af8" officeooo:paragraph-rsid="00032af8" fo:background-color="#ffff00"/>
    </style:style>
    <style:style style:name="T1" style:family="text">
      <style:text-properties fo:color="#150080" loext:opacity="100%"/>
    </style:style>
    <style:style style:name="T2" style:family="text">
      <style:text-properties fo:color="#1417f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INHA PRIMEIRA PÁGINA NA WEB.</text:h>
      <text:h text:style-name="P1" text:outline-level="1">EVERTONLR</text:h>
      <text:p text:style-name="P2">Que bom ter ver por aqui, <text:bookmark text:name="nome-usuário"/>Aluno!</text:p>
      <text:p text:style-name="Standard"/>
      <text:p text:style-name="P4">LINK ABAIXO:</text:p>
      <text:p text:style-name="Standard"/>
      <text:p text:style-name="Standard"><text:a xlink:type="simple" xlink:href="../IMAGEM/INDEXHTML.html" text:style-name="Internet_20_link" text:visited-style-name="Visited_20_Internet_20_Link"><text:span text:style-name="T2">file:///E:/ALUNOS%20TEC/EVERTONLR%20HTML%20CSS%20JAVASCRIPT/IMAGEM/INDEXHTML.html</text:span></text:a></text:p>
      <text:p text:style-name="Standard"/>
      <text:p text:style-name="P5">LINK SITE:</text:p>
      <text:p text:style-name="Standard"/>
      <text:p text:style-name="Standard">https://evertonlrosa.github.io/EVERTONLR/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16:50:44.351000000</meta:creation-date>
    <dc:date>2024-05-01T22:04:26.805000000</dc:date>
    <meta:editing-duration>PT1H36M18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7" meta:word-count="19" meta:character-count="214" meta:non-whitespace-character-count="202"/>
  </office:meta>
</office:document-meta>
</file>